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"break" refers to
"toilet break"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"melon" in this "melon
soda"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So 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such a galactic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"Coming right up—!"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~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1T18:12:33+01:00</meta:creation-date>
    <dc:date>2020-03-01T18:1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